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2">
      <style:paragraph-properties fo:text-align="justify" style:justify-single-word="false"/>
      <style:text-properties fo:font-style="normal" style:text-underline-style="none" fo:font-weight="normal" style:font-style-asian="normal" style:font-weight-asian="bold" style:font-style-complex="normal" style:font-weight-complex="bold"/>
    </style:style>
    <style:style style:name="P6" style:family="paragraph" style:parent-style-name="Heading_20_2">
      <style:text-properties fo:font-style="normal" style:text-underline-style="none" fo:font-weight="bold" style:font-style-asian="normal" style:font-weight-asian="bold" style:font-style-complex="normal" style:font-weight-complex="bold"/>
    </style:style>
    <style:style style:name="P7" style:family="paragraph" style:parent-style-name="Heading_20_2">
      <style:text-properties fo:font-style="italic" style:text-underline-style="none"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normal"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 style:family="text">
      <style:text-properties fo:font-style="normal" style:text-underline-style="solid" style:text-underline-width="auto" style:text-underline-color="font-color" fo:font-weight="normal" style:font-style-asian="normal" style:font-weight-asian="bold" style:font-style-complex="normal" style:font-weight-complex="bold"/>
    </style:style>
    <style:style style:name="T1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color="#000000" fo:font-style="normal" style:text-underline-style="none"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plications du fonctionnement de l'application cliente:</text:h>
      <text:h text:style-name="Heading_20_2" text:outline-level="2">Chargement de l'arborescence à synchroniser</text:h>
      <text:p text:style-name="Text_20_body"><text:tab/>À son lancement, on charge la configuration du client, qui se trouve dans un fichier XML. Il contient:</text:p>
      <text:list xml:id="list1973278889" text:style-name="L1">
        <text:list-item>
          <text:p text:style-name="P3">la configuration réseau, avec l'adresse et le port du serveur distant</text:p>
        </text:list-item>
        <text:list-item>
          <text:p text:style-name="P3">la configuration d'identification du client, nécessaire au serveur pour se connecter au SVN (ultérieurement)</text:p>
        </text:list-item>
        <text:list-item>
          <text:p text:style-name="P3">la configuration des fichiers: tous les dépôts à synchroniser + leurs arborescences (ainsi que le hash des fichiers présents)</text:p>
        </text:list-item>
      </text:list>
      <text:p text:style-name="P1">Le tout est chargé dans un objet <text:span text:style-name="T1">ConfigurationData.</text:span></text:p>
      <text:p text:style-name="P1"><text:span text:style-name="T2">Dans cet objet se trouve un attribut du type </text:span><text:span text:style-name="T1">ConfigurationFile</text:span><text:span text:style-name="T2">, où est chargée la configuration des fichiers. La méthode </text:span><text:span text:style-name="T1">ConfigurationFile</text:span><text:span text:style-name="T2">::</text:span><text:span text:style-name="T3">loadConfigurationFile </text:span><text:span text:style-name="T7">charge dans son attribut </text:span><text:span text:style-name="T4">depots</text:span><text:span text:style-name="T8"> </text:span><text:span text:style-name="T7">la liste de tous les dépôts à surveiller. </text:span></text:p>
      <text:p text:style-name="P1"><text:span text:style-name="T7">Pour ce faire, chaque élément fils du nœud </text:span><text:span text:style-name="T3">ConfigurationFile </text:span><text:span text:style-name="T7">dans le fichier XML étant considéré comme un dépôt, <text:s/>ils sont tous ajoutés à la liste </text:span><text:span text:style-name="T3">depots </text:span><text:span text:style-name="T7">en appelant la méthode </text:span><text:span text:style-name="T9">Dir</text:span><text:span text:style-name="T3">::loadDir </text:span><text:span text:style-name="T7">qui renvoie un objet </text:span><text:span text:style-name="T3">Dir</text:span><text:span text:style-name="T7"> à partir d'un nœud XML. </text:span></text:p>
      <text:p text:style-name="P1"><text:span text:style-name="T7">Chaque objet </text:span><text:span text:style-name="T3">Dir </text:span><text:span text:style-name="T7">contient à son tour une liste </text:span><text:span text:style-name="T3">subMedias </text:span><text:span text:style-name="T7">d'objets de type </text:span><text:span text:style-name="T9">Media</text:span><text:span text:style-name="T7"> (un objet </text:span><text:span text:style-name="T9">File </text:span><text:span text:style-name="T7">ou un objet </text:span><text:span text:style-name="T10">Dir</text:span><text:span text:style-name="T11">) qui contient tous les répertoires et fichiers de ce dernier. De manière récursive, tous les medias contenus dans ce répertoire sont donc ajoutés à la liste en appelant la fonction <text:s/></text:span><text:span text:style-name="T10">Dir</text:span><text:span text:style-name="T5">::loadDir </text:span><text:span text:style-name="T11">ou </text:span><text:span text:style-name="T10">File</text:span><text:span text:style-name="T5">::loadFile </text:span><text:span text:style-name="T11">. </text:span><text:span text:style-name="T14">Un objet </text:span><text:span text:style-name="T16">Dir</text:span><text:span text:style-name="T14"> peut donc être vu comme une liste chaînée</text:span><text:span text:style-name="T11">, car chaque instance contient un pointeur vers des instances se trouvant « derrière » (dans l'arborescence).</text:span></text:p>
      <text:p text:style-name="P1"><text:span text:style-name="T11">Au terme du processus, toute l'arborescence des fichiers à synchroniser est ainsi chargée. Le tout est <text:s/>donc contenu dans un objet </text:span><text:span text:style-name="T10">ConfigurationData.</text:span></text:p>
      <text:h text:style-name="P6" text:outline-level="2">Assurer le lien sur le réseau avec le serveur distant: NetworkInterface</text:h>
      <text:p text:style-name="P2"><text:span text:style-name="T13"><text:tab/>Notre application contient un objet de type </text:span><text:span text:style-name="T10">NetworkInterface</text:span><text:span text:style-name="T13">, qui se connecte au serveur et assure la réception et l'envoie de message au serveur distant, dont les paramètres ont été transmis grâce à un objet de type </text:span><text:span text:style-name="T10">ConfigurationData</text:span><text:span text:style-name="T13">, qui se trouve en attribut de la classe </text:span><text:span text:style-name="T10">NetworkInterface. </text:span><text:span text:style-name="T13">Il peut envoyer au serveur des messages pour avertir de la modification d'un fichier (accompagné de son nouveau contenu), de la création ou de la suppression d'un média.</text:span></text:p>
      <text:p text:style-name="P2"><text:span text:style-name="T13">Les messages envoyés sont tous écrits dans un formalisme XML, et on les crée en utilisant les méthodes statiques de la classe </text:span><text:span text:style-name="T10">Message, </text:span><text:span text:style-name="T13">qui permettent rapidement d'obtenir le code XML associé à des messages destinés à prévenir d'une modification d'un média synchronisé.</text:span></text:p>
      <text:p text:style-name="P2"><text:span text:style-name="T13">Plusieurs signaux peuvent être émis par </text:span><text:span text:style-name="T10">NetworkInterface:</text:span></text:p>
      <text:list xml:id="list452467799" text:style-name="L2">
        <text:list-item>
          <text:p text:style-name="P5">des signaux pour connaître l'état de la connexion au serveur</text:p>
        </text:list-item>
        <text:list-item>
          <text:p text:style-name="P4"><text:span text:style-name="T12">des signaux qui avertissent de la réception de message (de la part du serveur), comme l'ajout d'un média ou sa modification </text:span><text:span text:style-name="T15">par un autre client</text:span><text:span text:style-name="T12"> synchronisé avec nous. Nous verrons le traitement de ces signaux plus bas.</text:span></text:p>
        </text:list-item>
      </text:list>
      <text:p text:style-name="P1"><text:span text:style-name="T12">La socket utilisée pour se lier au serveur est un objet de type </text:span><text:span text:style-name="T10">Socket</text:span><text:span text:style-name="T11">, qui hérite de la classe </text:span><text:span text:style-name="T10">QTcpSocket </text:span><text:span text:style-name="T11">(Et bientôt de </text:span><text:span text:style-name="T10">QSslSocket</text:span><text:span text:style-name="T11">), qui s'occupe principalement de regrouper en un seul morceau les paquets reçus et de les envoyer à l'objet </text:span><text:span text:style-name="T10">NetworkInterface.</text:span></text:p>
      <text:h text:style-name="P6" text:outline-level="2"><text:soft-page-break/>Observation des changements dans les médias synchronisés et propagation du changement</text:h>
      <text:p text:style-name="P2"><text:span text:style-name="T13"><text:tab/>Chaque objet de type </text:span><text:span text:style-name="T10">Dir </text:span><text:span text:style-name="T13">contient un attribut de type </text:span><text:span text:style-name="T10">QfileSystemWatcher </text:span><text:span text:style-name="T13">qui surveille les changements intervenus dans chaque répertoire, et les reporte à la méthode </text:span><text:span text:style-name="T10">Dir::</text:span><text:span text:style-name="T6">directoryChangedAction. </text:span><text:span text:style-name="T13">De là, on parcourt la liste des </text:span><text:span text:style-name="T10">Media </text:span><text:span text:style-name="T13">contenus dans </text:span><text:span text:style-name="T10">Dir::</text:span><text:span text:style-name="T6">subMedias </text:span><text:span text:style-name="T13">pour voir si la modification intervenue dans le dossier parent les concerne. On vérifie alors si les médias en question n'ont pas été supprimés ou modifiés. Si la modification ne les concerne pas, il s'agit alors sûrement de la création d'un dossier ou d'un fichier dans le répertoire parent. On l'ajoute alors à l'arborescence des fichiers synchronisés.</text:span></text:p>
      <text:p text:style-name="P2"><text:span text:style-name="T13">Pour être propagées aux autres clients avec qui nous sommes synchronisés, ces modifications sont communiquées à l'objet </text:span><text:span text:style-name="T10">NetworkInterface </text:span><text:span text:style-name="T13">par l'intermédiaire d'un objet de type </text:span><text:span text:style-name="T10">HddInterface, </text:span><text:span text:style-name="T13">en attribut de la classe </text:span><text:span text:style-name="T10">Dir</text:span><text:span text:style-name="T13">. Une unique instance de l'objet </text:span><text:span text:style-name="T10">HddInterface </text:span><text:span text:style-name="T13">est créée en début d'exécution, après la création de l'objet </text:span><text:span text:style-name="T10">NetworkInterface</text:span><text:span text:style-name="T13">. Cependant, chaque répertoire utilise cette même instance. </text:span></text:p>
      <text:p text:style-name="P2"><text:span text:style-name="T13">L'objet de type </text:span><text:span text:style-name="T10">HddInterface </text:span><text:span text:style-name="T13">récupère donc le média concerné par la modification pour un post-traitement. Il se contente d'en avertir le serveur, en communiquant à l'objet </text:span><text:span text:style-name="T10">NetworkInterface </text:span><text:span text:style-name="T13">les informations essentielles liées à la modification. Ensuite, il sauvegarde la configuration XML grâce à la méthode </text:span><text:span text:style-name="T10">ConfigurationData</text:span><text:span text:style-name="T13">::</text:span><text:span text:style-name="T6">Save. </text:span></text:p>
      <text:h text:style-name="P7" text:outline-level="2">Réception de messages d'une modification intervenue chez un autre client</text:h>
      <text:p text:style-name="P1"><text:span text:style-name="T6"><text:tab/></text:span><text:span text:style-name="T11">Lorsqu'un client change l'arborescence des fichiers synchronisés, des notifications sont envoyées à son application cliente, puis, comme décrit dans le passage précédent, les messages associés à ces changements sont envoyés au serveur. Le serveur s'occupe alors de renvoyer aux autres clients ces messages. Que se passe-t-il alors ?</text:span></text:p>
      <text:p text:style-name="P1"><text:span text:style-name="T11">Tous les messages reçus, rassemblés par la méthode </text:span><text:span text:style-name="T10">Socket</text:span><text:span text:style-name="T11">::</text:span><text:span text:style-name="T5">inputStream, </text:span><text:span text:style-name="T11">passent ensuite par la méthode </text:span><text:span text:style-name="T10">NetworkInterface</text:span><text:span text:style-name="T17">::</text:span><text:span text:style-name="T5">receiveMessageAction. </text:span><text:span text:style-name="T11">Le message y est alors parsé, pour savoir de quoi il nous prévient (modification d'un média, suppression, création, identification, etc...). C'est ici que les signaux avertissant d'un changement intervenu chez un autre client sont émis. Ils sont connectés à des méthodes de la classe </text:span><text:span text:style-name="T10">HddInterface</text:span><text:span text:style-name="T11">. Suivant le message, cette classe s'occupe alors de créer un média ou de la modifier sur le disque dur (en désactivant temporairement l'écoute des répertoires parents où on opère ces changements). On sauvegarde ensuite les changements opérés grâce à </text:span><text:span text:style-name="T10">ConfigurationData::</text:span><text:span text:style-name="T5">sa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3-30T14:30:59</meta:creation-date>
    <dc:date>2011-04-19T07:54:22</dc:date>
    <dc:creator>julien </dc:creator>
    <meta:editing-duration>PT26H58M39S</meta:editing-duration>
    <meta:editing-cycles>13</meta:editing-cycles>
    <meta:generator>OpenOffice.org/3.2$Linux OpenOffice.org_project/320m12$Build-9483</meta:generator>
    <meta:document-statistic meta:table-count="0" meta:image-count="0" meta:object-count="0" meta:page-count="2" meta:paragraph-count="25" meta:word-count="851" meta:character-count="5623"/>
  </office:meta>
</office:document-meta>
</file>